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officeooo:paragraph-rsid="00004560"/>
    </style:style>
    <style:style style:name="P2" style:family="paragraph" style:parent-style-name="Standard">
      <style:paragraph-properties fo:margin-top="0cm" fo:margin-bottom="0.499cm" loext:contextual-spacing="false" fo:text-align="justify" style:justify-single-word="false"/>
      <style:text-properties officeooo:paragraph-rsid="00004560"/>
    </style:style>
    <style:style style:name="P3" style:family="paragraph" style:parent-style-name="Standard">
      <style:paragraph-properties fo:margin-top="0cm" fo:margin-bottom="0.499cm" loext:contextual-spacing="false" fo:text-align="center" style:justify-single-word="false"/>
      <style:text-properties officeooo:paragraph-rsid="00004560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text-align="justify" style:justify-single-word="false"/>
      <style:text-properties officeooo:paragraph-rsid="000227fa"/>
    </style:style>
    <style:style style:name="P6" style:family="paragraph" style:parent-style-name="Text_20_body" style:list-style-name="L2">
      <style:paragraph-properties fo:text-align="justify" style:justify-single-word="false"/>
      <style:text-properties officeooo:paragraph-rsid="000227fa"/>
    </style:style>
    <style:style style:name="P7" style:family="paragraph" style:parent-style-name="Text_20_body" style:list-style-name="L2">
      <style:paragraph-properties fo:text-align="justify" style:justify-single-word="false"/>
      <style:text-properties officeooo:rsid="000227fa" officeooo:paragraph-rsid="000227fa"/>
    </style:style>
    <style:style style:name="P8" style:family="paragraph" style:parent-style-name="Text_20_body" style:list-style-name="L2">
      <style:paragraph-properties fo:text-align="justify" style:justify-single-word="false"/>
      <style:text-properties officeooo:rsid="00038e91" officeooo:paragraph-rsid="00038e91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16e2" style:font-weight-asian="bold" style:font-weight-complex="bold"/>
    </style:style>
    <style:style style:name="T3" style:family="text">
      <style:text-properties officeooo:rsid="000227f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4d92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8cm" fo:text-indent="-0.635cm" fo:margin-left="1.44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cm" fo:text-indent="-0.635cm" fo:margin-left="2.08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18cm" fo:text-indent="-0.635cm" fo:margin-left="2.71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3cm" fo:text-indent="-0.635cm" fo:margin-left="3.35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88cm" fo:text-indent="-0.635cm" fo:margin-left="3.98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23cm" fo:text-indent="-0.635cm" fo:margin-left="4.62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58cm" fo:text-indent="-0.635cm" fo:margin-left="5.25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93cm" fo:text-indent="-0.635cm" fo:margin-left="5.89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28cm" fo:text-indent="-0.635cm" fo:margin-left="6.52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63cm" fo:text-indent="-0.635cm" fo:margin-left="7.163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Trabajo práctico Nº7 - </text:span><text:span text:style-name="T1">El proceso de sincronización</text:span> </text:p>
      <text:p text:style-name="P2">Muchas veces existen varios entornos en una organización, por ejemplo producción y desarrollo, que al ser dos entornos interdependientes necesitamos mantenerlos sincronizados, seguramente cuando liberamos una nueva característica debemos actualizar los esquemas de Bases de Datos.<text:line-break/><text:line-break/>En algunas ocasiones estos cambios pueden ser masivos, por lo que cualquier ayuda a sincronizar estas estructuras nuevas son bienvenidas.</text:p>
      <text:p text:style-name="P1"><text:span text:style-name="T3">La sincronización c</text:span>onsta de los siguientes pasos:</text:p>
      <text:list xml:id="list2886200330" text:style-name="L1">
        <text:list-item>
          <text:p text:style-name="P9">Elección de Servidor y Base de Datos</text:p>
        </text:list-item>
        <text:list-item>
          <text:p text:style-name="P9">Comparación</text:p>
        </text:list-item>
        <text:list-item>
          <text:p text:style-name="P4">Sincronización completa o selectiva</text:p>
        </text:list-item>
      </text:list>
      <text:p text:style-name="P5">Estos procesos pueden ser detenidos en cualquier momento de forma que no afectemos a la Base de Datos destino si encontramos alguna inconsistencia al momento.</text:p>
      <text:list xml:id="list1872000123" text:style-name="L2">
        <text:list-item>
          <text:p text:style-name="P6">Iniciaremos copiando una Base de Datos cualquiera a una nueva que debemos crear, la primera la denominaremos <text:span text:style-name="T4">base original</text:span> y la segunda <text:span text:style-name="T4">base destino</text:span>; </text:p>
        </text:list-item>
        <text:list-item>
          <text:p text:style-name="P6"><text:span text:style-name="T3">E</text:span>n la base destino una vez copiados los datos y estructuras de la base original, vamos a seleccionar una tabla y borrar un campo, y cambiar el tipo de datos de otro campo, adicionalmente borremos un registro de alguna otra tabla.</text:p>
        </text:list-item>
        <text:list-item>
          <text:p text:style-name="P6"><text:span text:style-name="T3">Luego verificaremos que la sincronización iguala ambas bases de datos.</text:span></text:p>
        </text:list-item>
        <text:list-item>
          <text:p text:style-name="P6"><text:span text:style-name="T3">Realizar el proceso de sincronización con la BD del sistema Biblioteca.</text:span></text:p>
          <text:list>
            <text:list-item>
              <text:p text:style-name="P7">Usando PHPmyadmin (debe quedar en el servidor final). - <text:span text:style-name="T5">Santiago</text:span></text:p>
            </text:list-item>
            <text:list-item>
              <text:p text:style-name="P7">Usando Postgresql.- <text:span text:style-name="T5">Lautaro </text:span></text:p>
            </text:list-item>
            <text:list-item>
              <text:p text:style-name="P7">Usando Workbench.- <text:span text:style-name="T5">Andrea</text:span></text:p>
            </text:list-item>
            <text:list-item>
              <text:p text:style-name="P7">Usando Mongo DB.- <text:span text:style-name="T5">Yamila</text:span></text:p>
            </text:list-item>
          </text:list>
        </text:list-item>
        <text:list-item>
          <text:p text:style-name="P8">Realizar un manual con los pasos realizados.</text:p>
          <text:p text:style-name="P6"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8:59:18.251373023</meta:creation-date>
    <meta:editing-duration>PT1H43M51S</meta:editing-duration>
    <meta:editing-cycles>6</meta:editing-cycles>
    <meta:generator>LibreOffice/6.2.7.1$Linux_X86_64 LibreOffice_project/20$Build-1</meta:generator>
    <dc:date>2019-10-05T20:53:20.328636659</dc:date>
    <meta:document-statistic meta:table-count="0" meta:image-count="0" meta:object-count="0" meta:page-count="1" meta:paragraph-count="17" meta:word-count="233" meta:character-count="1487" meta:non-whitespace-character-count="1277"/>
  </office:meta>
</office:document-meta>
</file>